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oryCacheSeekableStream.canSeekBackw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CacheSeekableStream.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moryCacheSeekableStream.read( byte [ ] b , int off , int le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emoryCacheSeekableStream.readUntil( long po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emoryCacheSeekableStream.seek( long p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moryCacheSeekableStream.MemoryCacheSeekableStream( InputStream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oryCacheSeekableStream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